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0"/>
    <style:style style:name="P88" style:family="paragraph" style:parent-style-name="Standard" style:list-style-name="L81"/>
    <style:style style:name="P89" style:family="paragraph" style:parent-style-name="Standard" style:list-style-name="L82"/>
    <style:style style:name="P90" style:family="paragraph" style:parent-style-name="Standard" style:list-style-name="L83"/>
    <style:style style:name="P91" style:family="paragraph" style:parent-style-name="Standard" style:list-style-name="L84"/>
    <style:style style:name="P92" style:family="paragraph" style:parent-style-name="Standard" style:list-style-name="L85"/>
    <style:style style:name="P93" style:family="paragraph" style:parent-style-name="Standard" style:list-style-name="L86"/>
    <style:style style:name="P94" style:family="paragraph" style:parent-style-name="Standard" style:list-style-name="L87"/>
    <style:style style:name="P95" style:family="paragraph" style:parent-style-name="Standard" style:list-style-name="L88"/>
    <style:style style:name="P96" style:family="paragraph" style:parent-style-name="Standard" style:list-style-name="L89"/>
    <style:style style:name="P97" style:family="paragraph" style:parent-style-name="Standard" style:list-style-name="L90"/>
    <style:style style:name="P98" style:family="paragraph" style:parent-style-name="Standard" style:list-style-name="L91"/>
    <style:style style:name="P99" style:family="paragraph" style:parent-style-name="Standard" style:list-style-name="L92"/>
    <style:style style:name="P100" style:family="paragraph" style:parent-style-name="Standard" style:list-style-name="L93"/>
    <style:style style:name="P101" style:family="paragraph" style:parent-style-name="Standard" style:list-style-name="L94"/>
    <style:style style:name="P102" style:family="paragraph" style:parent-style-name="Standard" style:list-style-name="L95"/>
    <style:style style:name="P103" style:family="paragraph" style:parent-style-name="Standard" style:list-style-name="L96"/>
    <style:style style:name="P104" style:family="paragraph" style:parent-style-name="Standard" style:list-style-name="L97"/>
    <style:style style:name="P105" style:family="paragraph" style:parent-style-name="Standard" style:list-style-name="L98"/>
    <style:style style:name="P106" style:family="paragraph" style:parent-style-name="Standard" style:list-style-name="L99"/>
    <style:style style:name="P107" style:family="paragraph" style:parent-style-name="Standard" style:list-style-name="L101"/>
    <style:style style:name="P108" style:family="paragraph" style:parent-style-name="Standard" style:list-style-name="L100">
      <style:paragraph-properties fo:margin-left="0.9846in" fo:margin-right="0in" fo:text-indent="0in" style:auto-text-indent="false">
        <style:tab-stops/>
      </style:paragraph-properties>
    </style:style>
    <style:style style:name="P109" style:family="paragraph" style:parent-style-name="Text_20_body" style:list-style-name="L17">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9.2</text:p>
      <text:list xml:id="list3469669326921548897" text:style-name="L101">
        <text:list-item>
          <text:p text:style-name="P107">adds a 'detectability' calculator for use in pre-planning event observation.<text:line-break/></text:p>
        </text:list-item>
        <text:list-item>
          <text:p text:style-name="P10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3472702241440117448" text:style-name="L1">
        <text:list-item>
          <text:p text:style-name="P9">adds an snr calculation to the <text:span text:style-name="T15">Calc baseline stats</text:span> button.<text:line-break/></text:p>
        </text:list-item>
      </text:list>
      <text:p text:style-name="Standard">version 3.9.0</text:p>
      <text:list xml:id="list2489241766323321297" text:style-name="L2">
        <text:list-item>
          <text:p text:style-name="P10">restored the right-click help to the <text:span text:style-name="T15">Mark baseline region</text:span> | <text:span text:style-name="T15">Clear baseline region</text:span> | <text:span text:style-name="T15">Calc baseline mean/sigma/corr coeffs</text:span> buttons that got lost during the scrollable gui experiment.<text:line-break/></text:p>
        </text:list-item>
      </text:list>
      <text:p text:style-name="Standard">version 3.8.9</text:p>
      <text:list xml:id="list3304025990665940613" text:style-name="L3">
        <text:list-item>
          <text:p text:style-name="P11">Changed the label on the <text:span text:style-name="T15">Write csv file</text:span> button to <text:span text:style-name="T15">Save current light-curve</text:span> to more intuitively suggest what is hiding behind this button.<text:line-break/></text:p>
        </text:list-item>
      </text:list>
      <text:p text:style-name="Standard">version 3.8.8</text:p>
      <text:list xml:id="list8114706307595859497" text:style-name="L4">
        <text:list-item>
          <text:p text:style-name="P12">fixed a bug that sometimes kept events that contained a single point at the bottom from producing a report.<text:line-break/></text:p>
        </text:list-item>
      </text:list>
      <text:p text:style-name="Standard">version 3.8.7</text:p>
      <text:list xml:id="list8487630390153080602" text:style-name="L5">
        <text:list-item>
          <text:p text:style-name="P1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806063012403395350" text:style-name="L6">
        <text:list-item>
          <text:p text:style-name="P14">checks for only a single light-curve in the csv file which was causing a 'list index out of range' error message<text:line-break/></text:p>
        </text:list-item>
      </text:list>
      <text:p text:style-name="Standard">version 3.8.5</text:p>
      <text:list xml:id="list4549861003039987295" text:style-name="L7">
        <text:list-item>
          <text:p text:style-name="P15">changed the way QGridLayout was referenced.<text:line-break/></text:p>
        </text:list-item>
      </text:list>
      <text:p text:style-name="Standard">version 3.8.4</text:p>
      <text:list xml:id="list5905021818190051251" text:style-name="L8">
        <text:list-item>
          <text:p text:style-name="P16">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6"/>
        </text:list-item>
      </text:list>
      <text:p text:style-name="Standard"><text:soft-page-break/>version 3.8.3</text:p>
      <text:list xml:id="list1644333126584099601" text:style-name="L9">
        <text:list-item>
          <text:p text:style-name="P17">adds display of light-curve name (if available in the csv file) to the curve-to-be-analyzed and the normalization curve next to their selection spinners.<text:line-break/></text:p>
        </text:list-item>
      </text:list>
      <text:p text:style-name="Standard">version 3.8.2</text:p>
      <text:list xml:id="list4319429486796372404" text:style-name="L10">
        <text:list-item>
          <text:p text:style-name="P18">3.7.5 introduced a scrollable GUI for small screens. Unfortunately, that caused resizing problem for all users. The version reverts back to the original GUI design.<text:line-break/></text:p>
        </text:list-item>
        <text:list-item>
          <text:p text:style-name="P1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5099047214550510321" text:style-name="L11">
        <text:list-item>
          <text:p text:style-name="P1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553195272829597320" text:style-name="L12">
        <text:list-item>
          <text:p text:style-name="P20">adds a tutorial button to supply a quick-start for new or infrequent users.<text:line-break/></text:p>
        </text:list-item>
      </text:list>
      <text:p text:style-name="Standard">version 3.7.9</text:p>
      <text:list xml:id="list163352201194478216" text:style-name="L13">
        <text:list-item>
          <text:p text:style-name="P2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372986767824057624" text:style-name="L14">
        <text:list-item>
          <text:p text:style-name="P22">added visible left, top, and bottom axes to main plot (with ticks to make easier to associate timestamp with point).<text:line-break/></text:p>
        </text:list-item>
      </text:list>
      <text:p text:style-name="Standard">version 3.7.7</text:p>
      <text:list xml:id="list1507659501440037310" text:style-name="L15">
        <text:list-item>
          <text:p text:style-name="P23">if timestamps are available in the csv file, they are used as x axis labels in the main plot.<text:line-break/></text:p>
        </text:list-item>
      </text:list>
      <text:p text:style-name="Standard">version 3.7.6</text:p>
      <text:list xml:id="list2671075832953738534" text:style-name="L16">
        <text:list-item>
          <text:p text:style-name="P24">changed the way QMainWindow and Qapplication were referenced to accommodate the latest Anaconda version, which has reorganized where those modules are stored. </text:p>
          <text:p text:style-name="P24">This was causing a fatal startup error.<text:line-break/> </text:p>
        </text:list-item>
      </text:list>
      <text:p text:style-name="Standard">version 3.7.5</text:p>
      <text:list xml:id="list1489116636620742065" text:style-name="L17">
        <text:list-item>
          <text:p text:style-name="P109">changes the routine that looks for the latest version of PyOTE to one provided by Kia <text:soft-page-break/>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2194931241713809300" text:style-name="L18">
        <text:list-item>
          <text:p text:style-name="P2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681239866263109273" text:style-name="L19">
        <text:list-item>
          <text:p text:style-name="P26">adds code line needed by any Mac users that are running Big Sur<text:line-break/></text:p>
        </text:list-item>
      </text:list>
      <text:p text:style-name="Standard">version 3.7.2</text:p>
      <text:list xml:id="list2055809411004034347" text:style-name="L20">
        <text:list-item>
          <text:p text:style-name="P27">fixes bug that caused all analysis attempts to 'stall'</text:p>
        </text:list-item>
      </text:list>
      <text:p text:style-name="Standard"/>
      <text:p text:style-name="Standard">version 3.7.1</text:p>
      <text:list xml:id="list6934487579224978990" text:style-name="L21">
        <text:list-item>
          <text:p text:style-name="P28">fixed a bug in the r limb angle entry<text:line-break/></text:p>
        </text:list-item>
      </text:list>
      <text:p text:style-name="Standard">version 3.7.0</text:p>
      <text:list xml:id="list3759606928692646606" text:style-name="L22">
        <text:list-item>
          <text:p text:style-name="P29">adds right-click help to ast speed label giving the equation to use if asteroid speed is not available but asteroid diameter and maximum duration are specified<text:line-break/></text:p>
        </text:list-item>
        <text:list-item>
          <text:p text:style-name="P29">adds suggestion to right-click help on penumbral fit checkbox for how to find the penumbral curve csv file that is provided for practice purposes.<text:line-break/></text:p>
        </text:list-item>
      </text:list>
      <text:p text:style-name="Standard">version 3.6.8</text:p>
      <text:list xml:id="list4890904384480492884" text:style-name="L23">
        <text:list-item>
          <text:p text:style-name="P30">adds modeling of off centerline observations to lightcurve calibration curve generation<text:line-break/></text:p>
        </text:list-item>
      </text:list>
      <text:p text:style-name="Standard">version 3.6.7</text:p>
      <text:list xml:id="list6670018460449686797" text:style-name="L24">
        <text:list-item>
          <text:p text:style-name="P31">clarified the location of the Enable Manual Timestamp Entry checkbox in the pop-up message appears when there are no timestamps in the csv file.<text:line-break/></text:p>
        </text:list-item>
      </text:list>
      <text:p text:style-name="Standard">version 3.6.6</text:p>
      <text:list xml:id="list6216522960090113688" text:style-name="L25">
        <text:list-item>
          <text:p text:style-name="P32"><text:soft-page-break/>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928794342830937761" text:style-name="L26">
        <text:list-item>
          <text:p text:style-name="P3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908510741381169204" text:style-name="L27">
        <text:list-item>
          <text:p text:style-name="P34">version 3.6.2 would open .xlsx Report file on Mac, but not Windows. This version attempts to fix that (Windows needs a different command to open a file).<text:line-break/></text:p>
        </text:list-item>
      </text:list>
      <text:p text:style-name="Standard">version 3.6.2</text:p>
      <text:list xml:id="list4960029139577494299" text:style-name="L28">
        <text:list-item>
          <text:p text:style-name="P3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9522289944578015" text:style-name="L29">
        <text:list-item>
          <text:p text:style-name="P3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8516135505813737108" text:style-name="L30">
        <text:list-item>
          <text:p text:style-name="P3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text:soft-pag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7"><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719098777092216544" text:style-name="L31">
        <text:list-item>
          <text:p text:style-name="P38">fixed another bug in penumbral curve fit and removed diagnostic printouts.<text:line-break/></text:p>
        </text:list-item>
      </text:list>
      <text:p text:style-name="Standard">version 3.5.8</text:p>
      <text:list xml:id="list1615858626335227579" text:style-name="L32">
        <text:list-item>
          <text:p text:style-name="P39">fixed a number of bugs in the penumbral curve fit code<text:line-break/></text:p>
        </text:list-item>
      </text:list>
      <text:p text:style-name="Standard">version 3.5.7</text:p>
      <text:list xml:id="list7608672711778585882" text:style-name="L33">
        <text:list-item>
          <text:p text:style-name="P4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595013631342161452" text:style-name="L34">
        <text:list-item>
          <text:p text:style-name="P4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5854966607381220192" text:style-name="L35">
        <text:list-item>
          <text:p text:style-name="P42">fixed a bug that kept occultations from being extracted from lightcurves 5 and up. The lightcurves above 4 could be viewed --- they just couldn't be processed through the event finder because they were a different type (coding error)<text:line-break/><text:soft-page-break/></text:p>
        </text:list-item>
      </text:list>
      <text:p text:style-name="Standard">version 3.5.4</text:p>
      <text:list xml:id="list6605090570144174436" text:style-name="L36">
        <text:list-item>
          <text:p text:style-name="P4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797351197577531090" text:style-name="L37">
        <text:list-item>
          <text:p text:style-name="P4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83909717806442111" text:style-name="L38">
        <text:list-item>
          <text:p text:style-name="P4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86080105208560405" text:style-name="L39">
        <text:list-item>
          <text:p text:style-name="P46">Added additional references to the North American Excel Spreadsheet report in the new section of the final report that bangs on about the start-of-exposure timing convention.<text:line-break/></text:p>
        </text:list-item>
      </text:list>
      <text:p text:style-name="Standard">version 3.5.0</text:p>
      <text:list xml:id="list4583718003876475180" text:style-name="L40">
        <text:list-item>
          <text:p text:style-name="P4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7">NEW: when 'trims' have been placed, a 'write csv' process will honor those values and produce a 'trimmed' output file.<text:line-break/></text:p>
        </text:list-item>
        <text:list-item>
          <text:p text:style-name="P47">NEW: when a light curve has been 'normalized', the changed values are written to the data table where, once again, a 'write csv' process will capture the results.<text:line-break/></text:p>
        </text:list-item>
        <text:list-item>
          <text:p text:style-name="P47">Added additional reminders that the start-of-exposure timestamp/timing <text:soft-page-break/>convention is employed.</text:p>
        </text:list-item>
      </text:list>
      <text:p text:style-name="Standard"/>
      <text:p text:style-name="Standard">version 3.4.9</text:p>
      <text:list xml:id="list2994321870072392181" text:style-name="L41">
        <text:list-item>
          <text:p text:style-name="P48">Added some explanatory language to the “Excel report” section regarding the proper interpretation of the 'false positive probability' number.<text:line-break/></text:p>
        </text:list-item>
      </text:list>
      <text:p text:style-name="Standard">version 3.4.8</text:p>
      <text:list xml:id="list6955414199429206104" text:style-name="L42">
        <text:list-item>
          <text:p text:style-name="P49">This version deals more realistically with high magDrop lightcurves by defining a 'limiting magDrop' as: <text:line-break/><text:line-break/><text:tab/>limMagDrop = 2.5 * log10( B / std(A) ) <text:line-break/><text:line-break/><text:tab/>std(A) is the noise level of A.</text:p>
          <text:p text:style-name="P4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867789551921325569" text:style-name="L43">
        <text:list-item>
          <text:p text:style-name="P50">Automatically loads the correct version of Adv2<text:line-break/></text:p>
        </text:list-item>
      </text:list>
      <text:p text:style-name="Standard">version 3.4.6</text:p>
      <text:list xml:id="list3580681385296077757" text:style-name="L44">
        <text:list-item>
          <text:p text:style-name="P51">Adds AAV Version 2 file as a type that can be read (important when Do OCR check is enabled)</text:p>
        </text:list-item>
      </text:list>
      <text:p text:style-name="Standard"/>
      <text:p text:style-name="Standard">version 3.4.5</text:p>
      <text:list xml:id="list5974444547552613581" text:style-name="L45">
        <text:list-item>
          <text:p text:style-name="P52">Fixes block integration which was failing when more than 4 lightcurves were being processed.<text:line-break/></text:p>
        </text:list-item>
        <text:list-item>
          <text:p text:style-name="P52">Made use diff and Do OCR checkboxes sticky.<text:line-break/></text:p>
        </text:list-item>
      </text:list>
      <text:p text:style-name="Standard"><text:soft-page-break/>version 3.4.4</text:p>
      <text:list xml:id="list2000923338855006177" text:style-name="L46">
        <text:list-item>
          <text:p text:style-name="P5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83609265611061145" text:style-name="L47">
        <text:list-item>
          <text:p text:style-name="P5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2968039208921499596" text:style-name="L48">
        <text:list-item>
          <text:p text:style-name="P5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857444770968191050" text:style-name="L49">
        <text:list-item>
          <text:p text:style-name="P5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soft-page-break/> </text:p>
        </text:list-item>
      </text:list>
      <text:p text:style-name="Standard">version 3.4.0</text:p>
      <text:list xml:id="list22221158768522519" text:style-name="L50">
        <text:list-item>
          <text:p text:style-name="P5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628301502725673170" text:style-name="L51">
        <text:list-item>
          <text:p text:style-name="P58">Automatically installs cv2 if not already present. <text:s/>This package is needed for the new frame view feature.<text:line-break/></text:p>
        </text:list-item>
      </text:list>
      <text:p text:style-name="Standard">version 3.3.8</text:p>
      <text:list xml:id="list5826504866931334679" text:style-name="L52">
        <text:list-item>
          <text:p text:style-name="P5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793710585950537764" text:style-name="L53">
        <text:list-item>
          <text:p text:style-name="P60">A new button (View frame) with an associated spinner for entry of a frame number has been added:</text:p>
          <text:p text:style-name="P6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text:soft-page-break/>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711741888443229671" text:style-name="L54">
        <text:list-item>
          <text:p text:style-name="P6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146502656967147956" text:style-name="L55">
        <text:list-item>
          <text:p text:style-name="P6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537205697025250972" text:style-name="L56">
        <text:list-item>
          <text:p text:style-name="P6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977489607777140653" text:style-name="L57">
        <text:list-item>
          <text:p text:style-name="P6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098283206828700677" text:style-name="L58">
        <text:list-item>
          <text:p text:style-name="P65">Changed main plot so that the scroll wheel only zooms the x axis.</text:p>
        </text:list-item>
        <text:list-item>
          <text:p text:style-name="P65">Changed lightcurve plot so that it conforms properly to 'start-of-exposure'.<text:line-break/></text:p>
        </text:list-item>
      </text:list>
      <text:p text:style-name="Standard">version 3.2.8</text:p>
      <text:list xml:id="list1741466359823495118" text:style-name="L59">
        <text:list-item>
          <text:p text:style-name="P66">Changed font size in help files --- it was fine for Mac but too big for Win10<text:line-break/></text:p>
        </text:list-item>
      </text:list>
      <text:p text:style-name="Standard">version 3.2.7</text:p>
      <text:list xml:id="list8117090153285286359" text:style-name="L60">
        <text:list-item>
          <text:p text:style-name="P67">Removed the 'hover-for-help' and replaced it with a 'right-click-on-item' to get <text:soft-page-break/>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73217582923279543" text:style-name="L61">
        <text:list-item>
          <text:p text:style-name="P68">This is a 'cosmetic' release --- there should be NO detectable differences from version 3.2.5 in terms of functionality.</text:p>
        </text:list-item>
        <text:list-item>
          <text:p text:style-name="P68">All python files were brought into compliance with PEP 8 coding standards. <text:s/>Only I care about that.</text:p>
        </text:list-item>
        <text:list-item>
          <text:p text:style-name="P6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8">All this 'cosmetic' work is in preparation for working on PyOTE issues again.<text:line-break/> </text:p>
        </text:list-item>
      </text:list>
      <text:p text:style-name="Standard">version 3.2.5</text:p>
      <text:list xml:id="list8805968215407586154" text:style-name="L62">
        <text:list-item>
          <text:p text:style-name="P6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029981181707003900" text:style-name="L63">
        <text:list-item>
          <text:p text:style-name="P70">Modified the test for newer version to accommodate the different strings returned by pip 18.1 and pip 19.0+</text:p>
        </text:list-item>
        <text:list-item>
          <text:p text:style-name="P70">Added ability to invoke PyOTE from PyMovie with an externally supplied csv file that is automatically opened.<text:line-break/></text:p>
        </text:list-item>
      </text:list>
      <text:p text:style-name="Standard">version 3.2.3</text:p>
      <text:list xml:id="list3329881561738527649" text:style-name="L64">
        <text:list-item>
          <text:p text:style-name="P7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1">Added support for the PyMovie csv format<text:line-break/></text:p>
        </text:list-item>
      </text:list>
      <text:p text:style-name="Standard">version 3.2.1</text:p>
      <text:list xml:id="list5089528088754829263" text:style-name="L65">
        <text:list-item>
          <text:p text:style-name="P7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text:soft-page-break/>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769588595642493281" text:style-name="L66">
        <text:list-item>
          <text:p text:style-name="P73">Changed GUI to better align text on min max edit boxes to avoid confusion.<text:line-break/></text:p>
        </text:list-item>
      </text:list>
      <text:p text:style-name="Standard">version 3.1.9</text:p>
      <text:list xml:id="list5632541439111612038" text:style-name="L67">
        <text:list-item>
          <text:p text:style-name="P74">Fixed a bug in the test for a min/max solution search being constrained by a too large min value.<text:line-break/></text:p>
        </text:list-item>
      </text:list>
      <text:p text:style-name="Standard">version 3.1.8</text:p>
      <text:list xml:id="list4520614970604319488" text:style-name="L68">
        <text:list-item>
          <text:p text:style-name="P75">version 3.1.7 was released without an updated version history. <text:s/>Here is what was changed in 3.1.7:<text:line-break/></text:p>
        </text:list-item>
        <text:list-item>
          <text:p text:style-name="P7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904708240427719073" text:style-name="L69">
        <text:list-item>
          <text:p text:style-name="P76">Values entered in the Manual Timestamp Entry dialog box are now 'sticky', thus making corrections easy to do without requiring re-entry of all data. </text:p>
          <text:p text:style-name="P76"><text:line-break/>Also trapped is the case where a user has entered a custom frame time but failed to click the radio button indicating that it is to be used.<text:line-break/></text:p>
        </text:list-item>
      </text:list>
      <text:p text:style-name="Standard">version 3.1.5:</text:p>
      <text:list xml:id="list5808587545433749000" text:style-name="L70">
        <text:list-item>
          <text:p text:style-name="P7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273004899174577978" text:style-name="L71">
        <text:list-item>
          <text:p text:style-name="P78"><text:soft-page-break/>Fixed error in new dropped reading detection logic when light curve was processed in field mode.<text:line-break/></text:p>
        </text:list-item>
        <text:list-item>
          <text:p text:style-name="P78">Cleaned up some language in tooltips.<text:line-break/></text:p>
        </text:list-item>
      </text:list>
      <text:p text:style-name="Standard">version 3.1.3:</text:p>
      <text:list xml:id="list548659060879741539" text:style-name="L72">
        <text:list-item>
          <text:p text:style-name="P7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9">Eliminated the 'entry num' column in the data matrix at the lower left of the GUI. The 'entry num' is unused and a possible source of confusion with the frame or field number for the unwary.<text:line-break/></text:p>
        </text:list-item>
        <text:list-item>
          <text:p text:style-name="P7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711966201808706601" text:style-name="L73">
        <text:list-item>
          <text:p text:style-name="P8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679680352993346441" text:style-name="L74">
        <text:list-item>
          <text:p text:style-name="P8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776321311196947673" text:style-name="L75">
        <text:list-item>
          <text:p text:style-name="P82">Added a Mac version of a pyote startup file. <text:s/>It is automatically placed on the <text:soft-page-break/>Desktop the first time pyote is run. <text:s/>Double-clicking on that Desktop file icon will start pyote thereafter.<text:line-break/> </text:p>
        </text:list-item>
      </text:list>
      <text:p text:style-name="Standard">version 3.0.8:</text:p>
      <text:list xml:id="list8248471583810853779" text:style-name="L76">
        <text:list-item>
          <text:p text:style-name="P8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977369101569573440" text:style-name="L77">
        <text:list-item>
          <text:p text:style-name="P8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272450679787402571" text:style-name="L78">
        <text:list-item>
          <text:p text:style-name="P8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408943154590174612" text:style-name="L79">
        <text:list-item>
          <text:p text:style-name="P8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782965534586546152" text:style-name="L80">
        <text:list-item>
          <text:p text:style-name="P87">Disable the Accept integration button when user overrides an automatic block analysis with a manual block selection followed by a click on the Block integrate button.<text:line-break/></text:p>
        </text:list-item>
      </text:list>
      <text:p text:style-name="Standard">version 2.1.4:</text:p>
      <text:list xml:id="list3412755527717204638" text:style-name="L81">
        <text:list-item>
          <text:p text:style-name="P88">Corrected a bug that kept manual selection of block integration from being performed after a refusal to accept the automatic block analysis results.<text:line-break/></text:p>
        </text:list-item>
      </text:list>
      <text:p text:style-name="Standard">version 2.1.3:</text:p>
      <text:list xml:id="list4666665015092785314" text:style-name="L82">
        <text:list-item>
          <text:p text:style-name="P8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271087549119178152" text:style-name="L83">
        <text:list-item>
          <text:p text:style-name="P90"><text:soft-page-break/>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669877972440444797" text:style-name="L84">
        <text:list-item>
          <text:p text:style-name="P91">Added progress bar tracking of block integration analysis because it can take an extended amount of time to complete the analysis when the light curve has many points.<text:line-break/></text:p>
        </text:list-item>
      </text:list>
      <text:p text:style-name="Standard">version 2.1.0</text:p>
      <text:list xml:id="list7467587452204746451" text:style-name="L85">
        <text:list-item>
          <text:p text:style-name="P9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85089212541710868" text:style-name="L86">
        <text:list-item>
          <text:p text:style-name="P93">Made the selection of Tooltip display 'sticky'</text:p>
        </text:list-item>
        <text:list-item>
          <text:p text:style-name="P93">Duration calculation when D and R span midnight now handled correctly</text:p>
        </text:list-item>
      </text:list>
      <text:p text:style-name="Standard"/>
      <text:p text:style-name="Standard">version 2.0.8</text:p>
      <text:list xml:id="list364405830626915635" text:style-name="L87">
        <text:list-item>
          <text:p text:style-name="P94">toolTips changed to invoke and display in a custom dialog box that can be moved and resized to better accommodate legacy displays</text:p>
        </text:list-item>
        <text:list-item>
          <text:p text:style-name="P94">Calc flash timing calculation fixed to properly deal with the non-integer frame numbers that can result from field processed csv files</text:p>
        </text:list-item>
        <text:list-item>
          <text:p text:style-name="P94">Flash timing has been verified to work with integrated light curves</text:p>
        </text:list-item>
        <text:list-item>
          <text:p text:style-name="P9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608720790562281744" text:style-name="L88">
        <text:list-item>
          <text:p text:style-name="P95">Adds a button to calculate the edge position of an LED timing flash.</text:p>
        </text:list-item>
        <text:list-item>
          <text:p text:style-name="P9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5">Adds a checkbox to force manual entry of timestamp info. <text:s/>This is useful when OCR on a VTI timed light curve has catastrophic errors. <text:s/>It is always employed <text:soft-page-break/>when using LED flash timing.</text:p>
        </text:list-item>
      </text:list>
      <text:list xml:id="list4608143932727036993" text:style-name="L89">
        <text:list-item>
          <text:p text:style-name="P9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264388492760364496" text:style-name="L90">
        <text:list-item>
          <text:p text:style-name="P9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381158958826472929" text:style-name="L91">
        <text:list-item>
          <text:p text:style-name="P98">files generated by pyote now contain PYOTE in the filename.<text:line-break/></text:p>
        </text:list-item>
        <text:list-item>
          <text:p text:style-name="P9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634697408601784288" text:style-name="L92">
        <text:list-item>
          <text:p text:style-name="P9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308319085117336119" text:style-name="L93">
        <text:list-item>
          <text:p text:style-name="P10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533151690440349385" text:style-name="L94">
        <text:list-item>
          <text:p text:style-name="P10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324448321764624254" text:style-name="L95">
        <text:list-item>
          <text:p text:style-name="P102">improved handling of D and R region selection so that one cannot enter an invalid configuration --- automatic corrections/changes are applied.<text:line-break/></text:p>
        </text:list-item>
        <text:list-item>
          <text:p text:style-name="P10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2">removes unneeded 'analyze noise' buttons and rearranged other buttons to be <text:soft-page-break/>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59577350459582432" text:style-name="L96">
        <text:list-item>
          <text:p text:style-name="P10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018523841537012182" text:style-name="L97">
        <text:list-item>
          <text:p text:style-name="P10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216676050169678035" text:style-name="L98">
        <text:list-item>
          <text:p text:style-name="P10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979128595096536709" text:style-name="L99">
        <text:list-item>
          <text:p text:style-name="P10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557435784788684139" text:style-name="L100">
        <text:list-item>
          <text:p text:style-name="P10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28T19:59:07</dc:date>
    <meta:editing-cycles>137</meta:editing-cycles>
    <meta:editing-duration>PT23H36M48S</meta:editing-duration>
    <dc:creator>Robert Anderson</dc:creator>
    <meta:document-statistic meta:table-count="0" meta:image-count="3" meta:object-count="0" meta:page-count="19" meta:paragraph-count="265" meta:word-count="7300" meta:character-count="42613"/>
    <meta:template xlink:type="simple" xlink:actuate="onRequest" xlink:title="" xlink:href="Normal"/>
  </office:meta>
</office:document-meta>
</file>